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32.83mm" svg:height="222.83mm" svg:x="38.55mm" svg:y="26.85mm">
            <draw:object draw:notify-on-update-of-ranges="Feuille1.A40:Feuille1.A40 Feuille1.B40:Feuille1.BH40 Feuille1.A41:Feuille1.A41 Feuille1.B41:Feuille1.BH41 Feuille1.A42:Feuille1.A42 Feuille1.B42:Feuille1.B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7" table:default-cell-style-name="Default"/>
        <table:table-row table:style-name="ro1">
          <table:table-cell office:value-type="string" calcext:value-type="string">
            <text:p>H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grand carre</text:p>
          </table:table-cell>
          <table:table-cell office:value-type="float" office:value="94.05" calcext:value-type="float">
            <text:p>94,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it carre</text:p>
          </table:table-cell>
          <table:table-cell office:value-type="float" office:value="82.04" calcext:value-type="float">
            <text:p>82,04</text:p>
          </table:table-cell>
          <table:table-cell office:value-type="float" office:value="0.04" calcext:value-type="float">
            <text:p>0,0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84" calcext:value-type="float">
            <text:p>4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16" calcext:value-type="float">
            <text:p>5,16</text:p>
          </table:table-cell>
          <table:table-cell office:value-type="float" office:value="0.04" calcext:value-type="float">
            <text:p>0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 pivoté</text:p>
          </table:table-cell>
          <table:table-cell office:value-type="float" office:value="85.47" calcext:value-type="float">
            <text:p>85,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,02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,5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,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.15" calcext:value-type="float">
            <text:p>1,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61" calcext:value-type="float">
            <text:p>0,0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22" calcext:value-type="float">
            <text:p>0,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,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table:number-columns-repeated="73"/>
          <table:table-cell table:number-columns-repeated="4"/>
          <table:table-cell table:style-name="ce1" table:number-columns-repeated="177"/>
          <table:table-cell/>
        </table:table-row>
        <table:table-row table:style-name="ro1">
          <table:table-cell office:value-type="string" calcext:value-type="string">
            <text:p>LBP</text:p>
          </table:table-cell>
          <table:table-cell/>
          <table:table-cell table:style-name="ce1" table:number-columns-repeated="73"/>
          <table:table-cell table:number-columns-repeated="4"/>
          <table:table-cell table:style-name="ce1" table:number-columns-repeated="177"/>
          <table:table-cell/>
        </table:table-row>
        <table:table-row table:style-name="ro1">
          <table:table-cell office:value-type="string" calcext:value-type="string">
            <text:p>grand carre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.88" calcext:value-type="float">
            <text:p>1,88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40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98" calcext:value-type="float">
            <text:p>1,98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94" calcext:value-type="float">
            <text:p>0,9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1" calcext:value-type="float">
            <text:p>0,01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carre pivoté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63" calcext:value-type="float">
            <text:p>0,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88" calcext:value-type="float">
            <text:p>0,88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,1</text:p>
          </table:table-cell>
          <table:table-cell table:number-columns-repeated="41" table:style-name="ce1" office:value-type="float" office:value="0" calcext:value-type="float">
            <text:p>0</text:p>
          </table:table-cell>
          <table:table-cell table:style-name="ce1" office:value-type="float" office:value="0.54" calcext:value-type="float">
            <text:p>0,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0.76" calcext:value-type="float">
            <text:p>0,76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.83" calcext:value-type="float">
            <text:p>0,8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63" calcext:value-type="float">
            <text:p>0,6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1" calcext:value-type="float">
            <text:p>0,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56" calcext:value-type="float">
            <text:p>0,5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63" calcext:value-type="float">
            <text:p>0,63</text:p>
          </table:table-cell>
          <table:table-cell office:value-type="float" office:value="81.47" calcext:value-type="float">
            <text:p>81,47</text:p>
          </table:table-cell>
        </table:table-row>
        <table:table-row table:style-name="ro1">
          <table:table-cell office:value-type="string" calcext:value-type="string">
            <text:p>petit carre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.28" calcext:value-type="float">
            <text:p>5,28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40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.84" calcext:value-type="float">
            <text:p>3,8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.84" calcext:value-type="float">
            <text:p>3,84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.72" calcext:value-type="float">
            <text:p>2,7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3" table:style-name="ce1" office:value-type="float" office:value="0.08" calcext:value-type="float">
            <text:p>0,08</text:p>
          </table:table-cell>
          <table:table-cell office:value-type="float" office:value="74.96" calcext:value-type="float">
            <text:p>74,96</text:p>
          </table:table-cell>
        </table:table-row>
        <table:table-row table:style-name="ro1" table:number-rows-repeated="5">
          <table:table-cell table:number-columns-repeated="257"/>
        </table:table-row>
        <table:table-row table:style-name="ro1">
          <table:table-cell office:value-type="string" calcext:value-type="string">
            <text:p>HO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arre</text:p>
          </table:table-cell>
          <table:table-cell office:value-type="float" office:value="94.0546" calcext:value-type="float">
            <text:p>94,05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6107" calcext:value-type="float">
            <text:p>1,86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6167" calcext:value-type="float">
            <text:p>1,961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02394" calcext:value-type="float">
            <text:p>0,04023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90</text:p>
          </table:table-cell>
          <table:table-cell office:value-type="float" office:value="92.2624" calcext:value-type="float">
            <text:p>92,2624</text:p>
          </table:table-cell>
          <table:table-cell office:value-type="float" office:value="0.00620001" calcext:value-type="float">
            <text:p>0,00620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,0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281" calcext:value-type="float">
            <text:p>3,06281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620001" calcext:value-type="float">
            <text:p>0,00620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00620001" calcext:value-type="float">
            <text:p>0,0062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2.1452" calcext:value-type="float">
            <text:p>2,14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620001" calcext:value-type="float">
            <text:p>0,006200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80</text:p>
          </table:table-cell>
          <table:table-cell office:value-type="float" office:value="89.5905" calcext:value-type="float">
            <text:p>89,5905</text:p>
          </table:table-cell>
          <table:table-cell office:value-type="float" office:value="0" calcext:value-type="float">
            <text:p>0</text:p>
          </table:table-cell>
          <table:table-cell office:value-type="float" office:value="0.0192234" calcext:value-type="float">
            <text:p>0,0192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351" calcext:value-type="float">
            <text:p>0,02883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2234" calcext:value-type="float">
            <text:p>0,0192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192234" calcext:value-type="float">
            <text:p>0,01922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office:value-type="float" office:value="3.71972" calcext:value-type="float">
            <text:p>3,71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3.29681" calcext:value-type="float">
            <text:p>3,29681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88351" calcext:value-type="float">
            <text:p>0,028835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50</text:p>
          </table:table-cell>
          <table:table-cell office:value-type="float" office:value="83.0065" calcext:value-type="float">
            <text:p>83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8935" calcext:value-type="float">
            <text:p>0,07689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768935" calcext:value-type="float">
            <text:p>0,0768935</text:p>
          </table:table-cell>
          <table:table-cell office:value-type="float" office:value="0.0384468" calcext:value-type="float">
            <text:p>0,03844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84468" calcext:value-type="float">
            <text:p>0,038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674" calcext:value-type="float">
            <text:p>4,7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768935" calcext:value-type="float">
            <text:p>0,076893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384468" calcext:value-type="float">
            <text:p>0,03844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768935" calcext:value-type="float">
            <text:p>0,07689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768935" calcext:value-type="float">
            <text:p>0,076893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768935" calcext:value-type="float">
            <text:p>0,07689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07497" calcext:value-type="float">
            <text:p>5,07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768935" calcext:value-type="float">
            <text:p>0,07689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768935" calcext:value-type="float">
            <text:p>0,07689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384468" calcext:value-type="float">
            <text:p>0,0384468</text:p>
          </table:table-cell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Carre</text:p>
          </table:table-cell>
          <table:table-cell office:value-type="float" office:value="94.0546" calcext:value-type="float">
            <text:p>94,05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6107" calcext:value-type="float">
            <text:p>1,86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6167" calcext:value-type="float">
            <text:p>1,961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02394" calcext:value-type="float">
            <text:p>0,04023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 20</text:p>
          </table:table-cell>
          <table:table-cell office:value-type="float" office:value="94.9294" calcext:value-type="float">
            <text:p>94,92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306937" calcext:value-type="float">
            <text:p>0,003069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13874" calcext:value-type="float">
            <text:p>0,00613874</text:p>
          </table:table-cell>
          <table:table-cell office:value-type="float" office:value="0.00306937" calcext:value-type="float">
            <text:p>0,0030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02578" calcext:value-type="float">
            <text:p>0,2025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79312" calcext:value-type="float">
            <text:p>0,27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674" calcext:value-type="float">
            <text:p>0,386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399018" calcext:value-type="float">
            <text:p>0,399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613874" calcext:value-type="float">
            <text:p>0,006138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217925" calcext:value-type="float">
            <text:p>0,2179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88521" calcext:value-type="float">
            <text:p>0,2885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08226" calcext:value-type="float">
            <text:p>0,408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13874" calcext:value-type="float">
            <text:p>0,006138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76243" calcext:value-type="float">
            <text:p>0,0276243</text:p>
          </table:table-cell>
          <table:table-cell office:value-type="float" office:value="0.48496" calcext:value-type="float">
            <text:p>0,4849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92081" calcext:value-type="float">
            <text:p>0,0092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02578" calcext:value-type="float">
            <text:p>0,2025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73174" calcext:value-type="float">
            <text:p>0,273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74" calcext:value-type="float">
            <text:p>0,386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 45</text:p>
          </table:table-cell>
          <table:table-cell office:value-type="float" office:value="95.1382" calcext:value-type="float">
            <text:p>95,138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2513" calcext:value-type="float">
            <text:p>0,005025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94975" calcext:value-type="float">
            <text:p>0,99497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25628" calcext:value-type="float">
            <text:p>0,01256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.38442" calcext:value-type="float">
            <text:p>1,384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office:value-type="float" office:value="0.0175879" calcext:value-type="float">
            <text:p>0,017587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3191" calcext:value-type="float">
            <text:p>1,31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0.140838" calcext:value-type="float">
            <text:p>0,140838</text:p>
          </table:table-cell>
          <table:table-cell office:value-type="float" office:value="0.0452694" calcext:value-type="float">
            <text:p>0,0452694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201197" calcext:value-type="float">
            <text:p>0,0201197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6047" calcext:value-type="float">
            <text:p>0,176047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.0150898" calcext:value-type="float">
            <text:p>0,0150898</text:p>
          </table:table-cell>
          <table:table-cell table:number-columns-repeated="2" office:value-type="float" office:value="0.0251496" calcext:value-type="float">
            <text:p>0,0251496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table:number-columns-repeated="3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table:number-columns-repeated="3" office:value-type="float" office:value="0.0150898" calcext:value-type="float">
            <text:p>0,0150898</text:p>
          </table:table-cell>
          <table:table-cell table:number-columns-repeated="2" office:value-type="float" office:value="0.0201197" calcext:value-type="float">
            <text:p>0,0201197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472813" calcext:value-type="float">
            <text:p>0,472813</text:p>
          </table:table-cell>
          <table:table-cell office:value-type="float" office:value="0" calcext:value-type="float">
            <text:p>0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150898" calcext:value-type="float">
            <text:p>0,0150898</text:p>
          </table:table-cell>
          <table:table-cell table:number-columns-repeated="4"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table:number-columns-repeated="3" office:value-type="float" office:value="0.0201197" calcext:value-type="float">
            <text:p>0,0201197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186107" calcext:value-type="float">
            <text:p>0,186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321915" calcext:value-type="float">
            <text:p>0,321915</text:p>
          </table:table-cell>
          <table:table-cell office:value-type="float" office:value="0.130778" calcext:value-type="float">
            <text:p>0,130778</text:p>
          </table:table-cell>
          <table:table-cell office:value-type="float" office:value="0.0452694" calcext:value-type="float">
            <text:p>0,0452694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table:number-columns-repeated="4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047" calcext:value-type="float">
            <text:p>0,17604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251496" calcext:value-type="float">
            <text:p>0,0251496</text:p>
          </table:table-cell>
          <table:table-cell table:number-columns-repeated="2" office:value-type="float" office:value="0.0150898" calcext:value-type="float">
            <text:p>0,0150898</text:p>
          </table:table-cell>
          <table:table-cell table:number-columns-repeated="2" office:value-type="float" office:value="0.0251496" calcext:value-type="float">
            <text:p>0,0251496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table:number-columns-repeated="5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table:number-columns-repeated="4"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</table:table-row>
        <table:table-row table:style-name="ro1">
          <table:table-cell office:value-type="string" calcext:value-type="string">
            <text:p>Carr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6107" calcext:value-type="float">
            <text:p>1,86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6167" calcext:value-type="float">
            <text:p>1,961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02394" calcext:value-type="float">
            <text:p>0,04023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cle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402394" calcext:value-type="float">
            <text:p>0,0402394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" calcext:value-type="float">
            <text:p>0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452694" calcext:value-type="float">
            <text:p>0,0452694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251496" calcext:value-type="float">
            <text:p>0,0251496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326945" calcext:value-type="float">
            <text:p>0,326945</text:p>
          </table:table-cell>
          <table:table-cell office:value-type="float" office:value="0.0603591" calcext:value-type="float">
            <text:p>0,0603591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251496" calcext:value-type="float">
            <text:p>0,0251496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402394" calcext:value-type="float">
            <text:p>0,0402394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.0201197" calcext:value-type="float">
            <text:p>0,0201197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251496" calcext:value-type="float">
            <text:p>0,0251496</text:p>
          </table:table-cell>
          <table:table-cell table:number-columns-repeated="4" office:value-type="float" office:value="0.0150898" calcext:value-type="float">
            <text:p>0,0150898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table:number-columns-repeated="2" office:value-type="float" office:value="0.0251496" calcext:value-type="float">
            <text:p>0,0251496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236407" calcext:value-type="float">
            <text:p>0,236407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201197" calcext:value-type="float">
            <text:p>0,0201197</text:p>
          </table:table-cell>
          <table:table-cell table:number-columns-repeated="2" office:value-type="float" office:value="0.0100599" calcext:value-type="float">
            <text:p>0,0100599</text:p>
          </table:table-cell>
          <table:table-cell table:number-columns-repeated="2" office:value-type="float" office:value="0.0150898" calcext:value-type="float">
            <text:p>0,0150898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100599" calcext:value-type="float">
            <text:p>0,0100599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402394" calcext:value-type="float">
            <text:p>0,0402394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553292" calcext:value-type="float">
            <text:p>0,0553292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316885" calcext:value-type="float">
            <text:p>0,316885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2" office:value-type="float" office:value="0.0201197" calcext:value-type="float">
            <text:p>0,0201197</text:p>
          </table:table-cell>
          <table:table-cell office:value-type="float" office:value="0.0603591" calcext:value-type="float">
            <text:p>0,0603591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100599" calcext:value-type="float">
            <text:p>0,0100599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251496" calcext:value-type="float">
            <text:p>0,0251496</text:p>
          </table:table-cell>
          <table:table-cell table:number-columns-repeated="2" office:value-type="float" office:value="0.0201197" calcext:value-type="float">
            <text:p>0,0201197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553292" calcext:value-type="float">
            <text:p>0,0553292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367185" calcext:value-type="float">
            <text:p>0,367185</text:p>
          </table:table-cell>
          <table:table-cell table:number-columns-repeated="2" office:value-type="float" office:value="0.0352095" calcext:value-type="float">
            <text:p>0,0352095</text:p>
          </table:table-cell>
          <table:table-cell office:value-type="float" office:value="0.0452694" calcext:value-type="float">
            <text:p>0,0452694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352095" calcext:value-type="float">
            <text:p>0,0352095</text:p>
          </table:table-cell>
          <table:table-cell table:number-columns-repeated="3"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251496" calcext:value-type="float">
            <text:p>0,0251496</text:p>
          </table:table-cell>
          <table:table-cell table:number-columns-repeated="2" office:value-type="float" office:value="0.0150898" calcext:value-type="float">
            <text:p>0,0150898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3" office:value-type="float" office:value="0.0150898" calcext:value-type="float">
            <text:p>0,0150898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251496" calcext:value-type="float">
            <text:p>0,0251496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553292" calcext:value-type="float">
            <text:p>0,0553292</text:p>
          </table:table-cell>
          <table:table-cell office:value-type="float" office:value="0.0301796" calcext:value-type="float">
            <text:p>0,0301796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" calcext:value-type="float">
            <text:p>0</text:p>
          </table:table-cell>
          <table:table-cell office:value-type="float" office:value="0.321915" calcext:value-type="float">
            <text:p>0,321915</text:p>
          </table:table-cell>
          <table:table-cell office:value-type="float" office:value="0" calcext:value-type="float">
            <text:p>0</text:p>
          </table:table-cell>
          <table:table-cell office:value-type="float" office:value="0.0653891" calcext:value-type="float">
            <text:p>0,0653891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251496" calcext:value-type="float">
            <text:p>0,0251496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.0352095" calcext:value-type="float">
            <text:p>0,0352095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0502993" calcext:value-type="float">
            <text:p>0,00502993</text:p>
          </table:table-cell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LBP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arr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1.87616" calcext:value-type="float">
            <text:p>1,876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1.97676" calcext:value-type="float">
            <text:p>1,97676</text:p>
          </table:table-cell>
          <table:table-cell table:number-columns-repeated="2" office:value-type="float" office:value="0.0100599" calcext:value-type="float">
            <text:p>0,01005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985866" calcext:value-type="float">
            <text:p>0,98586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935567" calcext:value-type="float">
            <text:p>0,93556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91.1976" calcext:value-type="float">
            <text:p>91,1976</text:p>
          </table:table-cell>
          <table:table-cell office:value-type="float" office:value="2.81676" calcext:value-type="float">
            <text:p>2,81676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arre9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" calcext:value-type="float">
            <text:p>0</text:p>
          </table:table-cell>
          <table:table-cell office:value-type="float" office:value="2.0708" calcext:value-type="float">
            <text:p>2,0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620001" calcext:value-type="float">
            <text:p>0,00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2.1824" calcext:value-type="float">
            <text:p>2,1824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124" calcext:value-type="float">
            <text:p>0,0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124" calcext:value-type="float">
            <text:p>0,0124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" calcext:value-type="float">
            <text:p>0</text:p>
          </table:table-cell>
          <table:table-cell office:value-type="float" office:value="1.6492" calcext:value-type="float">
            <text:p>1,6492</text:p>
          </table:table-cell>
          <table:table-cell table:number-columns-repeated="2"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" calcext:value-type="float">
            <text:p>0</text:p>
          </table:table-cell>
          <table:table-cell office:value-type="float" office:value="2.077" calcext:value-type="float">
            <text:p>2,077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0620001" calcext:value-type="float">
            <text:p>0,00620001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186" calcext:value-type="float">
            <text:p>0,0186</text:p>
          </table:table-cell>
          <table:table-cell office:value-type="float" office:value="88.5672" calcext:value-type="float">
            <text:p>88,5672</text:p>
          </table:table-cell>
          <table:table-cell office:value-type="float" office:value="3.13721" calcext:value-type="float">
            <text:p>3,13721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arre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2.5471" calcext:value-type="float">
            <text:p>2,5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0.00961169" calcext:value-type="float">
            <text:p>0,0096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0" calcext:value-type="float">
            <text:p>0</text:p>
          </table:table-cell>
          <table:table-cell office:value-type="float" office:value="2.69127" calcext:value-type="float">
            <text:p>2,69127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192234" calcext:value-type="float">
            <text:p>0,0192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0" calcext:value-type="float">
            <text:p>0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3.36409" calcext:value-type="float">
            <text:p>3,36409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2234" calcext:value-type="float">
            <text:p>0,0192234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0961169" calcext:value-type="float">
            <text:p>0,00961169</text:p>
          </table:table-cell>
          <table:table-cell office:value-type="float" office:value="0.0192234" calcext:value-type="float">
            <text:p>0,0192234</text:p>
          </table:table-cell>
          <table:table-cell office:value-type="float" office:value="2.5471" calcext:value-type="float">
            <text:p>2,5471</text:p>
          </table:table-cell>
          <table:table-cell table:number-columns-repeated="4" office:value-type="float" office:value="0.0192234" calcext:value-type="float">
            <text:p>0,0192234</text:p>
          </table:table-cell>
          <table:table-cell office:value-type="float" office:value="0.0288351" calcext:value-type="float">
            <text:p>0,0288351</text:p>
          </table:table-cell>
          <table:table-cell office:value-type="float" office:value="84.3329" calcext:value-type="float">
            <text:p>84,3329</text:p>
          </table:table-cell>
          <table:table-cell office:value-type="float" office:value="3.90235" calcext:value-type="float">
            <text:p>3,90235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arre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84468" calcext:value-type="float">
            <text:p>0,0384468</text:p>
          </table:table-cell>
          <table:table-cell office:value-type="float" office:value="3.76778" calcext:value-type="float">
            <text:p>3,76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table:number-columns-repeated="2" office:value-type="float" office:value="0.0768935" calcext:value-type="float">
            <text:p>0,076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3.96002" calcext:value-type="float">
            <text:p>3,96002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768935" calcext:value-type="float">
            <text:p>0,07689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768935" calcext:value-type="float">
            <text:p>0,076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4.03691" calcext:value-type="float">
            <text:p>4,03691</text:p>
          </table:table-cell>
          <table:table-cell office:value-type="float" office:value="0.0768935" calcext:value-type="float">
            <text:p>0,0768935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" calcext:value-type="float">
            <text:p>0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768935" calcext:value-type="float">
            <text:p>0,0768935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768935" calcext:value-type="float">
            <text:p>0,0768935</text:p>
          </table:table-cell>
          <table:table-cell office:value-type="float" office:value="0.0384468" calcext:value-type="float">
            <text:p>0,0384468</text:p>
          </table:table-cell>
          <table:table-cell office:value-type="float" office:value="0.0768935" calcext:value-type="float">
            <text:p>0,0768935</text:p>
          </table:table-cell>
          <table:table-cell table:number-columns-repeated="2" office:value-type="float" office:value="0.0384468" calcext:value-type="float">
            <text:p>0,0384468</text:p>
          </table:table-cell>
          <table:table-cell office:value-type="float" office:value="3.76778" calcext:value-type="float">
            <text:p>3,76778</text:p>
          </table:table-cell>
          <table:table-cell office:value-type="float" office:value="0.0384468" calcext:value-type="float">
            <text:p>0,0384468</text:p>
          </table:table-cell>
          <table:table-cell table:number-columns-repeated="2" office:value-type="float" office:value="0.0768935" calcext:value-type="float">
            <text:p>0,0768935</text:p>
          </table:table-cell>
          <table:table-cell table:number-columns-repeated="2" office:value-type="float" office:value="0.0384468" calcext:value-type="float">
            <text:p>0,0384468</text:p>
          </table:table-cell>
          <table:table-cell office:value-type="float" office:value="75.3172" calcext:value-type="float">
            <text:p>75,3172</text:p>
          </table:table-cell>
          <table:table-cell office:value-type="float" office:value="7.68935" calcext:value-type="float">
            <text:p>7,68935</text:p>
          </table:table-cell>
          <table:table-cell table:number-columns-repeated="197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Carr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1.87616" calcext:value-type="float">
            <text:p>1,876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1.97676" calcext:value-type="float">
            <text:p>1,97676</text:p>
          </table:table-cell>
          <table:table-cell table:number-columns-repeated="2" office:value-type="float" office:value="0.0100599" calcext:value-type="float">
            <text:p>0,01005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985866" calcext:value-type="float">
            <text:p>0,98586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935567" calcext:value-type="float">
            <text:p>0,93556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91.1976" calcext:value-type="float">
            <text:p>91,1976</text:p>
          </table:table-cell>
          <table:table-cell office:value-type="float" office:value="2.81676" calcext:value-type="float">
            <text:p>2,81676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arre 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613874" calcext:value-type="float">
            <text:p>0,00613874</text:p>
          </table:table-cell>
          <table:table-cell office:value-type="float" office:value="0.227133" calcext:value-type="float">
            <text:p>0,227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" calcext:value-type="float">
            <text:p>0</text:p>
          </table:table-cell>
          <table:table-cell office:value-type="float" office:value="0.294659" calcext:value-type="float">
            <text:p>0,2946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395948" calcext:value-type="float">
            <text:p>0,395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257827" calcext:value-type="float">
            <text:p>0,257827</text:p>
          </table:table-cell>
          <table:table-cell office:value-type="float" office:value="0.313076" calcext:value-type="float">
            <text:p>0,313076</text:p>
          </table:table-cell>
          <table:table-cell office:value-type="float" office:value="0.00613874" calcext:value-type="float">
            <text:p>0,00613874</text:p>
          </table:table-cell>
          <table:table-cell office:value-type="float" office:value="0.248619" calcext:value-type="float">
            <text:p>0,248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202578" calcext:value-type="float">
            <text:p>0,202578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" calcext:value-type="float">
            <text:p>0</text:p>
          </table:table-cell>
          <table:table-cell office:value-type="float" office:value="0.00613874" calcext:value-type="float">
            <text:p>0,00613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153468" calcext:value-type="float">
            <text:p>0,153468</text:p>
          </table:table-cell>
          <table:table-cell office:value-type="float" office:value="0.211786" calcext:value-type="float">
            <text:p>0,211786</text:p>
          </table:table-cell>
          <table:table-cell office:value-type="float" office:value="0.214856" calcext:value-type="float">
            <text:p>0,214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414365" calcext:value-type="float">
            <text:p>0,414365</text:p>
          </table:table-cell>
          <table:table-cell office:value-type="float" office:value="0" calcext:value-type="float">
            <text:p>0</text:p>
          </table:table-cell>
          <table:table-cell office:value-type="float" office:value="0.19644" calcext:value-type="float">
            <text:p>0,196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13874" calcext:value-type="float">
            <text:p>0,00613874</text:p>
          </table:table-cell>
          <table:table-cell office:value-type="float" office:value="0.14733" calcext:value-type="float">
            <text:p>0,14733</text:p>
          </table:table-cell>
          <table:table-cell office:value-type="float" office:value="0.00306937" calcext:value-type="float">
            <text:p>0,00306937</text:p>
          </table:table-cell>
          <table:table-cell office:value-type="float" office:value="0.245549" calcext:value-type="float">
            <text:p>0,245549</text:p>
          </table:table-cell>
          <table:table-cell office:value-type="float" office:value="0.19644" calcext:value-type="float">
            <text:p>0,19644</text:p>
          </table:table-cell>
          <table:table-cell office:value-type="float" office:value="0.0092081" calcext:value-type="float">
            <text:p>0,0092081</text:p>
          </table:table-cell>
          <table:table-cell office:value-type="float" office:value="0.205648" calcext:value-type="float">
            <text:p>0,205648</text:p>
          </table:table-cell>
          <table:table-cell office:value-type="float" office:value="93.4745" calcext:value-type="float">
            <text:p>93,4745</text:p>
          </table:table-cell>
          <table:table-cell office:value-type="float" office:value="2.5353" calcext:value-type="float">
            <text:p>2,5353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arre 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51256" calcext:value-type="float">
            <text:p>0,00251256</text:p>
          </table:table-cell>
          <table:table-cell office:value-type="float" office:value="0.492462" calcext:value-type="float">
            <text:p>0,4924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502513" calcext:value-type="float">
            <text:p>0,00502513</text:p>
          </table:table-cell>
          <table:table-cell office:value-type="float" office:value="0.505025" calcext:value-type="float">
            <text:p>0,505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office:value-type="float" office:value="0.346734" calcext:value-type="float">
            <text:p>0,346734</text:p>
          </table:table-cell>
          <table:table-cell table:number-columns-repeated="2" office:value-type="float" office:value="0.00251256" calcext:value-type="float">
            <text:p>0,00251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251256" calcext:value-type="float">
            <text:p>0,00251256</text:p>
          </table:table-cell>
          <table:table-cell office:value-type="float" office:value="0.354271" calcext:value-type="float">
            <text:p>0,354271</text:p>
          </table:table-cell>
          <table:table-cell table:number-columns-repeated="2" office:value-type="float" office:value="0.00251256" calcext:value-type="float">
            <text:p>0,00251256</text:p>
          </table:table-cell>
          <table:table-cell office:value-type="float" office:value="0.346734" calcext:value-type="float">
            <text:p>0,346734</text:p>
          </table:table-cell>
          <table:table-cell office:value-type="float" office:value="0.00502513" calcext:value-type="float">
            <text:p>0,00502513</text:p>
          </table:table-cell>
          <table:table-cell office:value-type="float" office:value="0" calcext:value-type="float">
            <text:p>0</text:p>
          </table:table-cell>
          <table:table-cell office:value-type="float" office:value="0.00251256" calcext:value-type="float">
            <text:p>0,00251256</text:p>
          </table:table-cell>
          <table:table-cell office:value-type="float" office:value="0.329146" calcext:value-type="float">
            <text:p>0,329146</text:p>
          </table:table-cell>
          <table:table-cell office:value-type="float" office:value="0.00251256" calcext:value-type="float">
            <text:p>0,00251256</text:p>
          </table:table-cell>
          <table:table-cell office:value-type="float" office:value="0.00753769" calcext:value-type="float">
            <text:p>0,00753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005" calcext:value-type="float">
            <text:p>0,701005</text:p>
          </table:table-cell>
          <table:table-cell office:value-type="float" office:value="0" calcext:value-type="float">
            <text:p>0</text:p>
          </table:table-cell>
          <table:table-cell office:value-type="float" office:value="0.00753769" calcext:value-type="float">
            <text:p>0,00753769</text:p>
          </table:table-cell>
          <table:table-cell office:value-type="float" office:value="0.339196" calcext:value-type="float">
            <text:p>0,339196</text:p>
          </table:table-cell>
          <table:table-cell office:value-type="float" office:value="93.99" calcext:value-type="float">
            <text:p>93,99</text:p>
          </table:table-cell>
          <table:table-cell office:value-type="float" office:value="2.52764" calcext:value-type="float">
            <text:p>2,52764</text:p>
          </table:table-cell>
          <table:table-cell table:number-columns-repeated="197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Triang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286706" calcext:value-type="float">
            <text:p>0,286706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261556" calcext:value-type="float">
            <text:p>0,261556</text:p>
          </table:table-cell>
          <table:table-cell office:value-type="float" office:value="0.130778" calcext:value-type="float">
            <text:p>0,130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1018" calcext:value-type="float">
            <text:p>0,171018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160958" calcext:value-type="float">
            <text:p>0,160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291736" calcext:value-type="float">
            <text:p>0,291736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176047" calcext:value-type="float">
            <text:p>0,1760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6047" calcext:value-type="float">
            <text:p>0,176047</text:p>
          </table:table-cell>
          <table:table-cell office:value-type="float" office:value="0.145868" calcext:value-type="float">
            <text:p>0,145868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176047" calcext:value-type="float">
            <text:p>0,176047</text:p>
          </table:table-cell>
          <table:table-cell office:value-type="float" office:value="0.306826" calcext:value-type="float">
            <text:p>0,306826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171018" calcext:value-type="float">
            <text:p>0,171018</text:p>
          </table:table-cell>
          <table:table-cell office:value-type="float" office:value="0" calcext:value-type="float">
            <text:p>0</text:p>
          </table:table-cell>
          <table:table-cell office:value-type="float" office:value="0.276646" calcext:value-type="float">
            <text:p>0,27664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.0653891" calcext:value-type="float">
            <text:p>0,0653891</text:p>
          </table:table-cell>
          <table:table-cell office:value-type="float" office:value="0.266586" calcext:value-type="float">
            <text:p>0,26658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0.0653891" calcext:value-type="float">
            <text:p>0,0653891</text:p>
          </table:table-cell>
          <table:table-cell office:value-type="float" office:value="0.130778" calcext:value-type="float">
            <text:p>0,130778</text:p>
          </table:table-cell>
          <table:table-cell office:value-type="float" office:value="0.181077" calcext:value-type="float">
            <text:p>0,181077</text:p>
          </table:table-cell>
          <table:table-cell office:value-type="float" office:value="0.186107" calcext:value-type="float">
            <text:p>0,186107</text:p>
          </table:table-cell>
          <table:table-cell office:value-type="float" office:value="0.145868" calcext:value-type="float">
            <text:p>0,145868</text:p>
          </table:table-cell>
          <table:table-cell table:number-columns-repeated="2" office:value-type="float" office:value="0.171018" calcext:value-type="float">
            <text:p>0,171018</text:p>
          </table:table-cell>
          <table:table-cell office:value-type="float" office:value="92.269" calcext:value-type="float">
            <text:p>92,269</text:p>
          </table:table-cell>
          <table:table-cell office:value-type="float" office:value="3.51089" calcext:value-type="float">
            <text:p>3,51089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arr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1.87616" calcext:value-type="float">
            <text:p>1,876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00599" calcext:value-type="float">
            <text:p>0,01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599" calcext:value-type="float">
            <text:p>0,0100599</text:p>
          </table:table-cell>
          <table:table-cell office:value-type="float" office:value="0" calcext:value-type="float">
            <text:p>0</text:p>
          </table:table-cell>
          <table:table-cell office:value-type="float" office:value="1.97676" calcext:value-type="float">
            <text:p>1,97676</text:p>
          </table:table-cell>
          <table:table-cell table:number-columns-repeated="2" office:value-type="float" office:value="0.0100599" calcext:value-type="float">
            <text:p>0,01005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office:value-type="float" office:value="0.985866" calcext:value-type="float">
            <text:p>0,985866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502993" calcext:value-type="float">
            <text:p>0,00502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935567" calcext:value-type="float">
            <text:p>0,935567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0502993" calcext:value-type="float">
            <text:p>0,00502993</text:p>
          </table:table-cell>
          <table:table-cell office:value-type="float" office:value="0.0150898" calcext:value-type="float">
            <text:p>0,0150898</text:p>
          </table:table-cell>
          <table:table-cell office:value-type="float" office:value="0.0201197" calcext:value-type="float">
            <text:p>0,0201197</text:p>
          </table:table-cell>
          <table:table-cell office:value-type="float" office:value="91.1976" calcext:value-type="float">
            <text:p>91,1976</text:p>
          </table:table-cell>
          <table:table-cell office:value-type="float" office:value="2.81676" calcext:value-type="float">
            <text:p>2,81676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Cercl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5988" calcext:value-type="float">
            <text:p>0,165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6047" calcext:value-type="float">
            <text:p>0,176047</text:p>
          </table:table-cell>
          <table:table-cell office:value-type="float" office:value="0.211257" calcext:value-type="float">
            <text:p>0,211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437" calcext:value-type="float">
            <text:p>0,241437</text:p>
          </table:table-cell>
          <table:table-cell office:value-type="float" office:value="0.115688" calcext:value-type="float">
            <text:p>0,115688</text:p>
          </table:table-cell>
          <table:table-cell office:value-type="float" office:value="0.0855088" calcext:value-type="float">
            <text:p>0,0855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437" calcext:value-type="float">
            <text:p>0,241437</text:p>
          </table:table-cell>
          <table:table-cell office:value-type="float" office:value="0.311856" calcext:value-type="float">
            <text:p>0,311856</text:p>
          </table:table-cell>
          <table:table-cell office:value-type="float" office:value="0.115688" calcext:value-type="float">
            <text:p>0,115688</text:p>
          </table:table-cell>
          <table:table-cell office:value-type="float" office:value="0.377245" calcext:value-type="float">
            <text:p>0,377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1496" calcext:value-type="float">
            <text:p>0,251496</text:p>
          </table:table-cell>
          <table:table-cell office:value-type="float" office:value="0.115688" calcext:value-type="float">
            <text:p>0,115688</text:p>
          </table:table-cell>
          <table:table-cell office:value-type="float" office:value="0.0855088" calcext:value-type="float">
            <text:p>0,0855088</text:p>
          </table:table-cell>
          <table:table-cell office:value-type="float" office:value="0.155928" calcext:value-type="float">
            <text:p>0,15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496" calcext:value-type="float">
            <text:p>0,251496</text:p>
          </table:table-cell>
          <table:table-cell office:value-type="float" office:value="0.311856" calcext:value-type="float">
            <text:p>0,311856</text:p>
          </table:table-cell>
          <table:table-cell office:value-type="float" office:value="0.115688" calcext:value-type="float">
            <text:p>0,115688</text:p>
          </table:table-cell>
          <table:table-cell office:value-type="float" office:value="0.367185" calcext:value-type="float">
            <text:p>0,367185</text:p>
          </table:table-cell>
          <table:table-cell office:value-type="float" office:value="0" calcext:value-type="float">
            <text:p>0</text:p>
          </table:table-cell>
          <table:table-cell office:value-type="float" office:value="0.176047" calcext:value-type="float">
            <text:p>0,176047</text:p>
          </table:table-cell>
          <table:table-cell table:number-columns-repeated="2" office:value-type="float" office:value="0.115688" calcext:value-type="float">
            <text:p>0,115688</text:p>
          </table:table-cell>
          <table:table-cell office:value-type="float" office:value="0.110658" calcext:value-type="float">
            <text:p>0,110658</text:p>
          </table:table-cell>
          <table:table-cell office:value-type="float" office:value="0.181077" calcext:value-type="float">
            <text:p>0,181077</text:p>
          </table:table-cell>
          <table:table-cell table:number-columns-repeated="3" office:value-type="float" office:value="0.115688" calcext:value-type="float">
            <text:p>0,115688</text:p>
          </table:table-cell>
          <table:table-cell office:value-type="float" office:value="0.211257" calcext:value-type="float">
            <text:p>0,211257</text:p>
          </table:table-cell>
          <table:table-cell office:value-type="float" office:value="0.0855088" calcext:value-type="float">
            <text:p>0,0855088</text:p>
          </table:table-cell>
          <table:table-cell office:value-type="float" office:value="0.387304" calcext:value-type="float">
            <text:p>0,387304</text:p>
          </table:table-cell>
          <table:table-cell office:value-type="float" office:value="0.0855088" calcext:value-type="float">
            <text:p>0,0855088</text:p>
          </table:table-cell>
          <table:table-cell office:value-type="float" office:value="0.160958" calcext:value-type="float">
            <text:p>0,160958</text:p>
          </table:table-cell>
          <table:table-cell office:value-type="float" office:value="0.377245" calcext:value-type="float">
            <text:p>0,377245</text:p>
          </table:table-cell>
          <table:table-cell office:value-type="float" office:value="90.1464" calcext:value-type="float">
            <text:p>90,1464</text:p>
          </table:table-cell>
          <table:table-cell office:value-type="float" office:value="3.80263" calcext:value-type="float">
            <text:p>3,80263</text:p>
          </table:table-cell>
          <table:table-cell table:number-columns-repeated="1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3:20:44.351487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0:28:04.189725280</meta:creation-date>
    <dc:date>2018-11-20T14:12:47.451133473</dc:date>
    <meta:editing-duration>PT28M59S</meta:editing-duration>
    <meta:editing-cycles>3</meta:editing-cycles>
    <meta:generator>LibreOffice/6.0.6.2$Linux_X86_64 LibreOffice_project/00m0$Build-2</meta:generator>
    <meta:document-statistic meta:table-count="1" meta:cell-count="49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284cm" svg:height="22.284cm" xlink:href=".." xlink:type="simple" chart:class="chart:bar" chart:style-name="ch1">
        <chart:legend chart:legend-position="end" svg:x="41.312cm" svg:y="10.345cm" style:legend-expansion="high" chart:style-name="ch2"/>
        <chart:plot-area chart:style-name="ch3" table:cell-range-address="Feuille1.A40:Feuille1.BH42" chart:data-source-has-labels="column" svg:x="0.865cm" svg:y="0.445cm" svg:width="39.582cm" svg:height="21.394cm">
          <chartooo:coordinate-region svg:x="1.672cm" svg:y="0.644cm" svg:width="38.775cm" svg:height="20.5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40:Feuille1.BH40" chart:label-cell-address="Feuille1.A40:Feuille1.A40" chart:class="chart:bar">
            <chart:data-point chart:repeated="59"/>
          </chart:series>
          <chart:series chart:style-name="ch8" chart:values-cell-range-address="Feuille1.B41:Feuille1.BH41" chart:label-cell-address="Feuille1.A41:Feuille1.A41" chart:class="chart:bar">
            <chart:data-point chart:repeated="59"/>
          </chart:series>
          <chart:series chart:style-name="ch9" chart:values-cell-range-address="Feuille1.B42:Feuille1.BH42" chart:label-cell-address="Feuille1.A42:Feuille1.A42" chart:class="chart:ba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</table:table-row>
          </table:table-header-rows>
          <table:table-rows>
            <table:table-row>
              <table:table-cell office:value-type="string">
                <text:p>Triangle</text:p>
                <draw:g>
                  <svg:desc>Feuille1.A40:Feuille1.A40</svg:desc>
                </draw:g>
              </table:table-cell>
              <table:table-cell office:value-type="float" office:value="0">
                <text:p>0</text:p>
                <draw:g>
                  <svg:desc>Feuille1.B40:Feuille1.BH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599">
                <text:p>0.0100599</text:p>
              </table:table-cell>
              <table:table-cell office:value-type="float" office:value="0.286706">
                <text:p>0.286706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.261556">
                <text:p>0.261556</text:p>
              </table:table-cell>
              <table:table-cell office:value-type="float" office:value="0.130778">
                <text:p>0.130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018">
                <text:p>0.171018</text:p>
              </table:table-cell>
              <table:table-cell office:value-type="float" office:value="0.0100599">
                <text:p>0.0100599</text:p>
              </table:table-cell>
              <table:table-cell office:value-type="float" office:value="0.160958">
                <text:p>0.160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.291736">
                <text:p>0.291736</text:p>
              </table:table-cell>
              <table:table-cell office:value-type="float" office:value="0.0150898">
                <text:p>0.0150898</text:p>
              </table:table-cell>
              <table:table-cell office:value-type="float" office:value="0.176047">
                <text:p>0.176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6047">
                <text:p>0.176047</text:p>
              </table:table-cell>
              <table:table-cell office:value-type="float" office:value="0.145868">
                <text:p>0.145868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176047">
                <text:p>0.176047</text:p>
              </table:table-cell>
              <table:table-cell office:value-type="float" office:value="0.306826">
                <text:p>0.306826</text:p>
              </table:table-cell>
              <table:table-cell office:value-type="float" office:value="0.0100599">
                <text:p>0.0100599</text:p>
              </table:table-cell>
              <table:table-cell office:value-type="float" office:value="0.171018">
                <text:p>0.171018</text:p>
              </table:table-cell>
              <table:table-cell office:value-type="float" office:value="0">
                <text:p>0</text:p>
              </table:table-cell>
              <table:table-cell office:value-type="float" office:value="0.276646">
                <text:p>0.276646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100599">
                <text:p>0.0100599</text:p>
              </table:table-cell>
              <table:table-cell office:value-type="float" office:value="0.0653891">
                <text:p>0.0653891</text:p>
              </table:table-cell>
              <table:table-cell office:value-type="float" office:value="0.266586">
                <text:p>0.266586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201197">
                <text:p>0.0201197</text:p>
              </table:table-cell>
              <table:table-cell office:value-type="float" office:value="0.0653891">
                <text:p>0.0653891</text:p>
              </table:table-cell>
              <table:table-cell office:value-type="float" office:value="0.130778">
                <text:p>0.130778</text:p>
              </table:table-cell>
              <table:table-cell office:value-type="float" office:value="0.181077">
                <text:p>0.181077</text:p>
              </table:table-cell>
              <table:table-cell office:value-type="float" office:value="0.186107">
                <text:p>0.186107</text:p>
              </table:table-cell>
              <table:table-cell office:value-type="float" office:value="0.145868">
                <text:p>0.145868</text:p>
              </table:table-cell>
              <table:table-cell office:value-type="float" office:value="0.171018">
                <text:p>0.171018</text:p>
              </table:table-cell>
              <table:table-cell office:value-type="float" office:value="0.171018">
                <text:p>0.171018</text:p>
              </table:table-cell>
              <table:table-cell office:value-type="float" office:value="92.269">
                <text:p>92.269</text:p>
              </table:table-cell>
              <table:table-cell office:value-type="float" office:value="3.51089">
                <text:p>3.51089</text:p>
              </table:table-cell>
            </table:table-row>
            <table:table-row>
              <table:table-cell office:value-type="string">
                <text:p>Carre</text:p>
                <draw:g>
                  <svg:desc>Feuille1.A41:Feuille1.A41</svg:desc>
                </draw:g>
              </table:table-cell>
              <table:table-cell office:value-type="float" office:value="0">
                <text:p>0</text:p>
                <draw:g>
                  <svg:desc>Feuille1.B41:Feuille1.BH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599">
                <text:p>0.0100599</text:p>
              </table:table-cell>
              <table:table-cell office:value-type="float" office:value="0">
                <text:p>0</text:p>
              </table:table-cell>
              <table:table-cell office:value-type="float" office:value="1.87616">
                <text:p>1.87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100599">
                <text:p>0.0100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599">
                <text:p>0.0100599</text:p>
              </table:table-cell>
              <table:table-cell office:value-type="float" office:value="0">
                <text:p>0</text:p>
              </table:table-cell>
              <table:table-cell office:value-type="float" office:value="1.97676">
                <text:p>1.97676</text:p>
              </table:table-cell>
              <table:table-cell office:value-type="float" office:value="0.0100599">
                <text:p>0.0100599</text:p>
              </table:table-cell>
              <table:table-cell office:value-type="float" office:value="0.0100599">
                <text:p>0.0100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.985866">
                <text:p>0.985866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150898">
                <text:p>0.0150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">
                <text:p>0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150898">
                <text:p>0.0150898</text:p>
              </table:table-cell>
              <table:table-cell office:value-type="float" office:value="0.935567">
                <text:p>0.935567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150898">
                <text:p>0.0150898</text:p>
              </table:table-cell>
              <table:table-cell office:value-type="float" office:value="0.00502993">
                <text:p>0.00502993</text:p>
              </table:table-cell>
              <table:table-cell office:value-type="float" office:value="0.0150898">
                <text:p>0.0150898</text:p>
              </table:table-cell>
              <table:table-cell office:value-type="float" office:value="0.0201197">
                <text:p>0.0201197</text:p>
              </table:table-cell>
              <table:table-cell office:value-type="float" office:value="91.1976">
                <text:p>91.1976</text:p>
              </table:table-cell>
              <table:table-cell office:value-type="float" office:value="2.81676">
                <text:p>2.81676</text:p>
              </table:table-cell>
            </table:table-row>
            <table:table-row>
              <table:table-cell office:value-type="string">
                <text:p>Cercle</text:p>
                <draw:g>
                  <svg:desc>Feuille1.A42:Feuille1.A42</svg:desc>
                </draw:g>
              </table:table-cell>
              <table:table-cell office:value-type="float" office:value="0">
                <text:p>0</text:p>
                <draw:g>
                  <svg:desc>Feuille1.B42:Feuille1.BH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988">
                <text:p>0.165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6047">
                <text:p>0.176047</text:p>
              </table:table-cell>
              <table:table-cell office:value-type="float" office:value="0.211257">
                <text:p>0.211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1437">
                <text:p>0.241437</text:p>
              </table:table-cell>
              <table:table-cell office:value-type="float" office:value="0.115688">
                <text:p>0.115688</text:p>
              </table:table-cell>
              <table:table-cell office:value-type="float" office:value="0.0855088">
                <text:p>0.0855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1437">
                <text:p>0.241437</text:p>
              </table:table-cell>
              <table:table-cell office:value-type="float" office:value="0.311856">
                <text:p>0.311856</text:p>
              </table:table-cell>
              <table:table-cell office:value-type="float" office:value="0.115688">
                <text:p>0.115688</text:p>
              </table:table-cell>
              <table:table-cell office:value-type="float" office:value="0.377245">
                <text:p>0.377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496">
                <text:p>0.251496</text:p>
              </table:table-cell>
              <table:table-cell office:value-type="float" office:value="0.115688">
                <text:p>0.115688</text:p>
              </table:table-cell>
              <table:table-cell office:value-type="float" office:value="0.0855088">
                <text:p>0.0855088</text:p>
              </table:table-cell>
              <table:table-cell office:value-type="float" office:value="0.155928">
                <text:p>0.155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496">
                <text:p>0.251496</text:p>
              </table:table-cell>
              <table:table-cell office:value-type="float" office:value="0.311856">
                <text:p>0.311856</text:p>
              </table:table-cell>
              <table:table-cell office:value-type="float" office:value="0.115688">
                <text:p>0.115688</text:p>
              </table:table-cell>
              <table:table-cell office:value-type="float" office:value="0.367185">
                <text:p>0.367185</text:p>
              </table:table-cell>
              <table:table-cell office:value-type="float" office:value="0">
                <text:p>0</text:p>
              </table:table-cell>
              <table:table-cell office:value-type="float" office:value="0.176047">
                <text:p>0.176047</text:p>
              </table:table-cell>
              <table:table-cell office:value-type="float" office:value="0.115688">
                <text:p>0.115688</text:p>
              </table:table-cell>
              <table:table-cell office:value-type="float" office:value="0.115688">
                <text:p>0.115688</text:p>
              </table:table-cell>
              <table:table-cell office:value-type="float" office:value="0.110658">
                <text:p>0.110658</text:p>
              </table:table-cell>
              <table:table-cell office:value-type="float" office:value="0.181077">
                <text:p>0.181077</text:p>
              </table:table-cell>
              <table:table-cell office:value-type="float" office:value="0.115688">
                <text:p>0.115688</text:p>
              </table:table-cell>
              <table:table-cell office:value-type="float" office:value="0.115688">
                <text:p>0.115688</text:p>
              </table:table-cell>
              <table:table-cell office:value-type="float" office:value="0.115688">
                <text:p>0.115688</text:p>
              </table:table-cell>
              <table:table-cell office:value-type="float" office:value="0.211257">
                <text:p>0.211257</text:p>
              </table:table-cell>
              <table:table-cell office:value-type="float" office:value="0.0855088">
                <text:p>0.0855088</text:p>
              </table:table-cell>
              <table:table-cell office:value-type="float" office:value="0.387304">
                <text:p>0.387304</text:p>
              </table:table-cell>
              <table:table-cell office:value-type="float" office:value="0.0855088">
                <text:p>0.0855088</text:p>
              </table:table-cell>
              <table:table-cell office:value-type="float" office:value="0.160958">
                <text:p>0.160958</text:p>
              </table:table-cell>
              <table:table-cell office:value-type="float" office:value="0.377245">
                <text:p>0.377245</text:p>
              </table:table-cell>
              <table:table-cell office:value-type="float" office:value="90.1464">
                <text:p>90.1464</text:p>
              </table:table-cell>
              <table:table-cell office:value-type="float" office:value="3.80263">
                <text:p>3.80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